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0000000100C721A122.png" manifest:media-type=""/>
  <manifest:file-entry manifest:full-path="Pictures/100000000000010000000100A31D0AEE.png" manifest:media-type=""/>
  <manifest:file-entry manifest:full-path="Pictures/10000000000001000000010053ADC77A.png" manifest:media-type=""/>
  <manifest:file-entry manifest:full-path="Pictures/1000000000000100000001004F3AA3D7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004cm"/>
    </style:style>
    <style:style style:name="gr2" style:family="graphic" style:parent-style-name="standard">
      <style:graphic-properties draw:stroke="none" svg:stroke-color="#000000" draw:fill="none" draw:fill-color="#ffffff" fo:min-height="0.3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143cm" svg:height="0.645cm" svg:x="2.394cm" svg:y="2.023cm">
          <draw:text-box>
            <text:p><text:span text:style-name="T1">(a)</text:span></text:p>
          </draw:text-box>
        </draw:frame>
        <draw:frame draw:style-name="gr2" draw:text-style-name="P1" draw:layer="layout" svg:width="1.143cm" svg:height="0.645cm" svg:x="5.902cm" svg:y="2.023cm">
          <draw:text-box>
            <text:p><text:span text:style-name="T1">(b)</text:span></text:p>
          </draw:text-box>
        </draw:frame>
        <draw:frame draw:style-name="gr1" draw:text-style-name="P1" draw:layer="layout" svg:width="1.143cm" svg:height="0.645cm" svg:x="2.394cm" svg:y="5.124cm">
          <draw:text-box>
            <text:p><text:span text:style-name="T1">(c)</text:span></text:p>
          </draw:text-box>
        </draw:frame>
        <draw:frame draw:style-name="gr1" draw:text-style-name="P1" draw:layer="layout" svg:width="1.143cm" svg:height="0.645cm" svg:x="5.902cm" svg:y="5.124cm">
          <draw:text-box>
            <text:p><text:span text:style-name="T1">(d)</text:span></text:p>
          </draw:text-box>
        </draw:frame>
        <draw:frame draw:style-name="gr3" draw:text-style-name="P2" draw:layer="layout" svg:width="2.54cm" svg:height="2.54cm" svg:x="0.059cm" svg:y="0.128cm">
          <draw:image xlink:href="Pictures/1000000000000100000001004F3AA3D7.png" xlink:type="simple" xlink:show="embed" xlink:actuate="onLoad">
            <text:p/>
          </draw:image>
        </draw:frame>
        <draw:frame draw:style-name="gr3" draw:text-style-name="P2" draw:layer="layout" svg:width="2.54cm" svg:height="2.54cm" svg:x="3.559cm" svg:y="0.128cm">
          <draw:image xlink:href="Pictures/10000000000001000000010053ADC77A.png" xlink:type="simple" xlink:show="embed" xlink:actuate="onLoad">
            <text:p/>
          </draw:image>
        </draw:frame>
        <draw:frame draw:style-name="gr3" draw:text-style-name="P2" draw:layer="layout" svg:width="2.54cm" svg:height="2.54cm" svg:x="0.059cm" svg:y="3.229cm">
          <draw:image xlink:href="Pictures/100000000000010000000100A31D0AEE.png" xlink:type="simple" xlink:show="embed" xlink:actuate="onLoad">
            <text:p/>
          </draw:image>
        </draw:frame>
        <draw:frame draw:style-name="gr3" draw:text-style-name="P2" draw:layer="layout" svg:width="2.54cm" svg:height="2.54cm" svg:x="3.559cm" svg:y="3.229cm">
          <draw:image xlink:href="Pictures/100000000000010000000100C721A12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7.112cm" fo:page-height="5.8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lio Filho</meta:initial-creator>
    <meta:creation-date>2013-11-17T18:56:31</meta:creation-date>
    <dc:date>2013-11-17T21:42:05</dc:date>
    <dc:creator>Helio Filho</dc:creator>
    <meta:editing-duration>P0D</meta:editing-duration>
    <meta:editing-cycles>2</meta:editing-cycles>
    <meta:generator>LibreOffice/4.0.2.2$Linux_X86_64 LibreOffice_project/400m0$Build-2</meta:generator>
    <meta:document-statistic meta:object-count="8"/>
  </office:meta>
</office:document-meta>
</file>